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a236a" officeooo:paragraph-rsid="0006b800"/>
    </style:style>
    <style:style style:name="P2" style:family="paragraph" style:parent-style-name="Standard">
      <style:text-properties officeooo:rsid="00169256" officeooo:paragraph-rsid="0006b800"/>
    </style:style>
    <style:style style:name="P3" style:family="paragraph" style:parent-style-name="Standard">
      <style:text-properties officeooo:rsid="00055c31" officeooo:paragraph-rsid="0006b800"/>
    </style:style>
    <style:style style:name="P4" style:family="paragraph" style:parent-style-name="Standard">
      <style:text-properties fo:font-weight="normal" officeooo:rsid="001aa1b0" officeooo:paragraph-rsid="0006b800" style:font-weight-asian="normal" style:font-weight-complex="normal"/>
    </style:style>
    <style:style style:name="P5" style:family="paragraph" style:parent-style-name="Standard">
      <style:text-properties officeooo:rsid="000a5cd5" officeooo:paragraph-rsid="0006b800"/>
    </style:style>
    <style:style style:name="P6" style:family="paragraph" style:parent-style-name="Standard">
      <style:text-properties officeooo:rsid="0007e30f" officeooo:paragraph-rsid="0006b800"/>
    </style:style>
    <style:style style:name="P7" style:family="paragraph" style:parent-style-name="Standard">
      <style:text-properties officeooo:rsid="0007e30f" officeooo:paragraph-rsid="000d2b15"/>
    </style:style>
    <style:style style:name="P8" style:family="paragraph" style:parent-style-name="Standard">
      <style:text-properties officeooo:rsid="00266da8" officeooo:paragraph-rsid="0006b800"/>
    </style:style>
    <style:style style:name="P9" style:family="paragraph" style:parent-style-name="Standard">
      <style:text-properties officeooo:rsid="001f5bb8" officeooo:paragraph-rsid="0006b800"/>
    </style:style>
    <style:style style:name="P10" style:family="paragraph" style:parent-style-name="Standard">
      <style:text-properties officeooo:rsid="001f5bb8" officeooo:paragraph-rsid="000ec178"/>
    </style:style>
    <style:style style:name="P11" style:family="paragraph" style:parent-style-name="Standard">
      <style:text-properties officeooo:paragraph-rsid="000b5a17"/>
    </style:style>
    <style:style style:name="P12" style:family="paragraph" style:parent-style-name="Standard">
      <style:text-properties officeooo:rsid="000b5a17" officeooo:paragraph-rsid="000b5a17"/>
    </style:style>
    <style:style style:name="P13" style:family="paragraph" style:parent-style-name="Standard">
      <style:text-properties officeooo:rsid="0008fe18" officeooo:paragraph-rsid="000d2b15"/>
    </style:style>
    <style:style style:name="P14" style:family="paragraph" style:parent-style-name="Standard">
      <style:text-properties officeooo:rsid="000ec178" officeooo:paragraph-rsid="000ec178"/>
    </style:style>
    <style:style style:name="P15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69dc5"/>
    </style:style>
    <style:style style:name="T3" style:family="text">
      <style:text-properties fo:font-weight="bold" officeooo:rsid="00266da8" style:font-weight-asian="bold" style:font-weight-complex="bold"/>
    </style:style>
    <style:style style:name="T4" style:family="text">
      <style:text-properties fo:font-weight="bold" officeooo:rsid="00088026" style:font-weight-asian="bold" style:font-weight-complex="bold"/>
    </style:style>
    <style:style style:name="T5" style:family="text">
      <style:text-properties officeooo:rsid="00055c31"/>
    </style:style>
    <style:style style:name="T6" style:family="text">
      <style:text-properties officeooo:rsid="0027edf1"/>
    </style:style>
    <style:style style:name="T7" style:family="text">
      <style:text-properties officeooo:rsid="002ce12a"/>
    </style:style>
    <style:style style:name="T8" style:family="text">
      <style:text-properties officeooo:rsid="000a9ee2"/>
    </style:style>
    <style:style style:name="T9" style:family="text">
      <style:text-properties officeooo:rsid="000d2b15"/>
    </style:style>
    <style:style style:name="T10" style:family="text">
      <style:text-properties officeooo:rsid="000ec178"/>
    </style:style>
    <style:style style:name="T11" style:family="text">
      <style:text-properties officeooo:rsid="0010a4c9"/>
    </style:style>
    <style:style style:name="T12" style:family="text">
      <style:text-properties officeooo:rsid="0012985e"/>
    </style:style>
    <style:style style:name="T13" style:family="text">
      <style:text-properties fo:font-weight="normal" officeooo:rsid="00088026" style:font-weight-asian="normal" style:font-weight-complex="normal"/>
    </style:style>
    <style:style style:name="gr1" style:family="graphic">
      <style:graphic-properties draw:stroke="dash" draw:stroke-dash="Dashed_20__28_var_29__20_4" svg:stroke-width="0.35mm" svg:stroke-color="#000000" svg:stroke-opacity="75%" draw:stroke-linejoin="miter" draw:fill-color="#00cc00" draw:opacity="5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71mm" svg:stroke-color="#000000" svg:stroke-opacity="75%" draw:stroke-linejoin="miter" draw:fill-color="#00cc00" draw:opacity="50%" draw:textarea-horizontal-align="center" draw:textarea-vertical-align="middle" fo:padding-top="0.35mm" fo:padding-bottom="0.35mm" fo:padding-left="0.35mm" fo:padding-right="0.35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35mm" svg:stroke-color="#000000" svg:stroke-opacity="75%" draw:stroke-linejoin="miter" draw:fill-color="#000000" draw:opacity="10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35mm" svg:stroke-color="#000000" svg:stroke-opacity="0%" draw:stroke-linejoin="miter" draw:fill-color="#000000" draw:opacity="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71mm" svg:stroke-color="#000000" svg:stroke-opacity="100%" draw:stroke-linejoin="round" svg:stroke-linecap="butt" draw:textarea-horizontal-align="center" draw:textarea-vertical-align="middle" fo:padding-top="0.35mm" fo:padding-bottom="0.35mm" fo:padding-left="0.35mm" fo:padding-right="0.35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5" svg:stroke-width="0.71mm" svg:stroke-color="#000000" svg:stroke-opacity="100%" draw:stroke-linejoin="round" svg:stroke-linecap="butt" draw:fill="solid" draw:fill-color="#000000" draw:opacity="100%" draw:textarea-horizontal-align="center" draw:textarea-vertical-align="middle" fo:padding-top="0.35mm" fo:padding-bottom="0.35mm" fo:padding-left="0.35mm" fo:padding-right="0.35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5" drawooo:display="printer" svg:width="0mm" svg:height="0mm" svg:x="134.06mm" svg:y="261.06mm" svg:viewBox="0 0 0 0" draw:points="0,0">
        <text:p/>
      </draw:polygon>
      <draw:polygon text:anchor-type="page" text:anchor-page-number="1" draw:z-index="1" draw:name="turtle" draw:style-name="gr2" draw:text-style-name="P15" drawooo:display="printer" svg:width="0mm" svg:height="0mm" svg:x="104.63mm" svg:y="148.13mm" svg:viewBox="0 0 0 0" draw:points="0,0">
        <text:p/>
      </draw:polygon>
      <draw:polygon text:anchor-type="page" text:anchor-page-number="1" draw:z-index="2" draw:name="turtle" draw:style-name="gr3" draw:text-style-name="P15" drawooo:display="printer" svg:width="0mm" svg:height="0mm" svg:x="104.83mm" svg:y="148.33mm" svg:viewBox="0 0 0 0" draw:points="0,0">
        <text:p/>
      </draw:polygon>
      <draw:polygon text:anchor-type="page" text:anchor-page-number="0" draw:z-index="3" draw:name="turtle" draw:style-name="gr4" draw:text-style-name="P15" drawooo:display="printer" svg:width="0mm" svg:height="0mm" svg:x="104.97mm" svg:y="148.4mm" svg:viewBox="0 0 0 0" draw:points="0,0">
        <text:p/>
      </draw:polygon>
      <draw:polyline text:anchor-type="page" text:anchor-page-number="0" draw:z-index="4" draw:style-name="gr5" draw:text-style-name="P15" svg:width="16.66mm" svg:height="14.42mm" draw:transform="rotate (1.5707963267949) translate (104.916111111111mm 148.413611111111mm)" svg:viewBox="0 0 1667 1443" draw:points="0,0 1667,0 834,1443 2,0">
        <text:p/>
      </draw:polyline>
      <draw:circle text:anchor-type="page" text:anchor-page-number="0" draw:z-index="5" draw:style-name="gr6" draw:text-style-name="P15" svg:width="3.54mm" svg:height="3.54mm" draw:transform="rotate (-0.524645973149496) translate (109.114166666667mm 137.653888888889mm)">
        <text:p/>
      </draw:circle>
      <draw:polygon text:anchor-type="page" text:anchor-page-number="0" draw:z-index="6" draw:style-name="gr5" draw:text-style-name="P15" svg:width="12.49mm" svg:height="12.49mm" draw:transform="rotate (-2.09579136579479) translate (104.93451406037mm 148.396414776271mm)" svg:viewBox="0 0 1250 1250" draw:points="0,0 1249,0 1250,1249 0,1250">
        <text:p/>
      </draw:polygon>
      <draw:circle text:anchor-type="page" text:anchor-page-number="0" draw:z-index="7" draw:style-name="gr6" draw:text-style-name="P15" svg:width="3.54mm" svg:height="3.54mm" draw:transform="rotate (1.83189758289325) translate (95.1794444444444mm 152.840972222222mm)">
        <text:p/>
      </draw:circle>
      <text:p text:style-name="P11">CLEARSCREEN<text:tab/>; <text:span text:style-name="T1">pulisco il foglio</text:span></text:p>
      <text:p text:style-name="P2">HOME<text:tab/><text:tab/><text:tab/>; <text:span text:style-name="T1">tartaruga a casa</text:span></text:p>
      <text:p text:style-name="P2"/>
      <text:p text:style-name="P3">PENUP<text:tab/><text:tab/>; <text:span text:style-name="T1">alzo la penna</text:span></text:p>
      <text:p text:style-name="P3">PEN<text:span text:style-name="T2">SIZE 2<text:tab/><text:tab/>; un tratto un po' più spesso</text:span></text:p>
      <text:p text:style-name="P4">P = <text:span text:style-name="T2">50</text:span>mm<text:tab/><text:tab/>; <text:span text:style-name="T1">perimetro poligoni</text:span></text:p>
      <text:p text:style-name="P5"/>
      <text:p text:style-name="P6">REPEAT <text:span text:style-name="T12">2</text:span> [<text:tab/><text:tab/>; <text:span text:style-name="T1">ciclo su 10 poligoni</text:span></text:p>
      <text:p text:style-name="P6"/>
      <text:p text:style-name="P6">; <text:span text:style-name="T1">Qui uso il <text:s/>contatore dei cicli </text:span><text:span text:style-name="T3">REPCOUNT</text:span></text:p>
      <text:p text:style-name="P6">; <text:span text:style-name="T1">che parte da 1 e viene incrementato </text:span></text:p>
      <text:p text:style-name="P8">; automaticamente di 1 a ogni ciclo.</text:p>
      <text:p text:style-name="P8">; Lo uso per calcolare il numero di lati N dei</text:p>
      <text:p text:style-name="P8">; poligoni, partendo da N = 3: quando</text:p>
      <text:p text:style-name="P6">; <text:span text:style-name="T3">REPCOUNT</text:span><text:span text:style-name="T1"> vale 1 allora N deve valere 3</text:span></text:p>
      <text:p text:style-name="P6"/>
      <text:p text:style-name="P6"><text:span text:style-name="T13"><text:tab/>N = </text:span><text:span text:style-name="T4">REPCOUNT</text:span><text:span text:style-name="T13">+2</text:span></text:p>
      <text:p text:style-name="P6"><text:tab/>L = P/N<text:tab/>; <text:span text:style-name="T1">lunghezza lato</text:span></text:p>
      <text:p text:style-name="P6"><text:tab/>A = 360/N<text:tab/>; <text:span text:style-name="T1">ampiezza angolo</text:span></text:p>
      <text:p text:style-name="P6"><text:tab/><text:span text:style-name="T5">PENDOWN<text:tab/>; calo la penna</text:span></text:p>
      <text:p text:style-name="P6"/>
      <text:p text:style-name="P6">;<text:tab/><text:span text:style-name="T6">Disegno il poligono</text:span></text:p>
      <text:p text:style-name="P12"/>
      <text:p text:style-name="P7"><text:tab/><text:span text:style-name="T9">VX = []</text:span></text:p>
      <text:p text:style-name="P7"><text:tab/><text:span text:style-name="T9">VY = []</text:span></text:p>
      <text:p text:style-name="P7"><text:tab/><text:span text:style-name="T12">REPCOUNT2 = REPCOUNT</text:span></text:p>
      <text:p text:style-name="P9"><text:tab/>REPEAT N [<text:tab/>; <text:span text:style-name="T7">ciclo sui lati del poligono</text:span></text:p>
      <text:p text:style-name="P2"><text:tab/><text:tab/>FORWARD L RIGHT A</text:p>
      <text:p text:style-name="P13"><text:tab/><text:tab/><text:span text:style-name="T8">VX</text:span> = <text:span text:style-name="T9">VX + [</text:span>POSITION[0]<text:span text:style-name="T9">]</text:span></text:p>
      <text:p text:style-name="P13"><text:tab/><text:tab/><text:span text:style-name="T8">VY</text:span> = <text:span text:style-name="T9">VY + [</text:span>POSITION[<text:span text:style-name="T9">1</text:span>]<text:span text:style-name="T9">]</text:span></text:p>
      <text:p text:style-name="P9"><text:tab/>]</text:p>
      <text:p text:style-name="P9"><text:tab/><text:span text:style-name="T12">REPCOUNT = REPCOUNT2</text:span></text:p>
      <text:p text:style-name="P9"><text:tab/><text:span text:style-name="T5">PENUP<text:tab/>; alzo la penna</text:span></text:p>
      <text:p text:style-name="P9"/>
      <text:p text:style-name="P9"><text:tab/><text:span text:style-name="T10">X = 0</text:span></text:p>
      <text:p text:style-name="P9"><text:tab/><text:span text:style-name="T10">Y = 0</text:span></text:p>
      <text:p text:style-name="P9"><text:tab/><text:span text:style-name="T12">REPCOUNT2 = REPCOUNT</text:span></text:p>
      <text:p text:style-name="P9"><text:tab/><text:span text:style-name="T9">REPEAT N [</text:span></text:p>
      <text:p text:style-name="P10"><text:tab/><text:tab/><text:span text:style-name="T9">X = X + VX[REPCOUNT-1] </text:span></text:p>
      <text:p text:style-name="P10"><text:tab/><text:tab/><text:span text:style-name="T10">Y = Y + VY[REPCOUNT-1] </text:span></text:p>
      <text:p text:style-name="P9"><text:tab/><text:span text:style-name="T9">]</text:span></text:p>
      <text:p text:style-name="P9"><text:tab/><text:span text:style-name="T12">REPCOUNT = REPCOUNT2</text:span></text:p>
      <text:p text:style-name="P9"><text:tab/><text:span text:style-name="T10">X = X/N</text:span></text:p>
      <text:p text:style-name="P9"><text:tab/><text:span text:style-name="T10">Y = Y/N</text:span></text:p>
      <text:p text:style-name="P14"><text:tab/>FILLCOLOR “black”</text:p>
      <text:p text:style-name="P14"><text:tab/><text:span text:style-name="T12">PP = POSITION</text:span></text:p>
      <text:p text:style-name="P14"><text:tab/>POSITION [X,Y]</text:p>
      <text:p text:style-name="P14"><text:tab/><text:span text:style-name="T11">PENDOWN </text:span>CIRCLE 10 <text:span text:style-name="T11">PENUP</text:span></text:p>
      <text:p text:style-name="P14"><text:tab/><text:span text:style-name="T12">POSITION PP</text:span></text:p>
      <text:p text:style-name="P6">]</text:p>
      <text:p text:style-name="P1">HIDETUR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2mm" draw:distance="0.2mm"/>
    <draw:stroke-dash draw:name="Dashed_20__28_var_29__20_5" draw:display-name="Dashed (var) 5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29T22:30:43.861086338</dc:date>
    <meta:editing-duration>PT2H26M28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44" meta:word-count="201" meta:character-count="953" meta:non-whitespace-character-count="752"/>
  </office:meta>
</office:document-meta>
</file>